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8076" officeooo:paragraph-rsid="00118076" style:font-weight-asian="bold" style:font-weight-complex="bold"/>
    </style:style>
    <style:style style:name="P2" style:family="paragraph" style:parent-style-name="Standard">
      <style:paragraph-properties fo:text-align="start" style:justify-single-word="false"/>
      <style:text-properties fo:font-size="14pt" fo:font-weight="bold" officeooo:rsid="0014afcb" officeooo:paragraph-rsid="0014afcb" style:font-weight-asian="bold" style:font-weight-complex="bold"/>
    </style:style>
    <style:style style:name="P3" style:family="paragraph" style:parent-style-name="Standard">
      <style:paragraph-properties fo:text-align="center" style:justify-single-word="false"/>
      <style:text-properties fo:font-size="16pt" officeooo:rsid="001139d4" officeooo:paragraph-rsid="001139d4"/>
    </style:style>
    <style:style style:name="P4" style:family="paragraph" style:parent-style-name="Standard">
      <style:paragraph-properties fo:text-align="start" style:justify-single-word="false"/>
      <style:text-properties fo:font-size="16pt" officeooo:rsid="001139d4" officeooo:paragraph-rsid="001139d4"/>
    </style:style>
    <style:style style:name="P5" style:family="paragraph" style:parent-style-name="Standard">
      <style:paragraph-properties fo:text-align="start" style:justify-single-word="false"/>
      <style:text-properties fo:font-size="12pt" fo:font-weight="bold" officeooo:rsid="0012c763" officeooo:paragraph-rsid="0012c763" style:font-weight-asian="bold" style:font-weight-complex="bold"/>
    </style:style>
    <style:style style:name="P6" style:family="paragraph" style:parent-style-name="Standard">
      <style:paragraph-properties fo:text-align="start" style:justify-single-word="false"/>
      <style:text-properties fo:font-size="12pt" fo:font-weight="bold" officeooo:rsid="0013ba7e" officeooo:paragraph-rsid="0013ba7e" style:font-weight-asian="bold" style:font-weight-complex="bold"/>
    </style:style>
    <style:style style:name="P7" style:family="paragraph" style:parent-style-name="Standard">
      <style:paragraph-properties fo:text-align="start" style:justify-single-word="false"/>
      <style:text-properties fo:font-size="12pt" fo:font-weight="bold" officeooo:rsid="0013ba7e" officeooo:paragraph-rsid="00130995" style:font-weight-asian="bold" style:font-weight-complex="bold"/>
    </style:style>
    <style:style style:name="P8" style:family="paragraph" style:parent-style-name="Standard" style:list-style-name="L1">
      <style:paragraph-properties fo:text-align="start" style:justify-single-word="false"/>
      <style:text-properties fo:font-size="12pt" fo:font-weight="normal" officeooo:rsid="0012c763" officeooo:paragraph-rsid="0012c763"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12c763" officeooo:paragraph-rsid="0012c763" style:font-weight-asian="normal" style:font-weight-complex="normal"/>
    </style:style>
    <style:style style:name="P10" style:family="paragraph" style:parent-style-name="Standard" style:list-style-name="L2">
      <style:paragraph-properties fo:text-align="start" style:justify-single-word="false"/>
      <style:text-properties fo:font-size="12pt" fo:font-weight="normal" officeooo:rsid="0012db41" officeooo:paragraph-rsid="0012db41"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12db41" officeooo:paragraph-rsid="0012db41" style:font-weight-asian="normal" style:font-weight-complex="normal"/>
    </style:style>
    <style:style style:name="P12" style:family="paragraph" style:parent-style-name="Standard" style:list-style-name="L3">
      <style:paragraph-properties fo:text-align="start" style:justify-single-word="false"/>
      <style:text-properties fo:font-size="12pt" fo:font-weight="normal" officeooo:rsid="00130995" officeooo:paragraph-rsid="00130995" style:font-weight-asian="normal" style:font-weight-complex="normal"/>
    </style:style>
    <style:style style:name="P13" style:family="paragraph" style:parent-style-name="Standard" style:list-style-name="L4">
      <style:paragraph-properties fo:text-align="start" style:justify-single-word="false"/>
      <style:text-properties fo:font-size="12pt" fo:font-weight="normal" officeooo:rsid="00148e0f" officeooo:paragraph-rsid="00148e0f" style:font-weight-asian="normal" style:font-weight-complex="normal"/>
    </style:style>
    <style:style style:name="P14" style:family="paragraph" style:parent-style-name="Standard">
      <style:paragraph-properties fo:text-align="start" style:justify-single-word="false"/>
      <style:text-properties fo:font-size="12pt" fo:font-weight="normal" officeooo:rsid="00148e0f" officeooo:paragraph-rsid="00148e0f" style:font-weight-asian="normal" style:font-weight-complex="normal"/>
    </style:style>
    <style:style style:name="P15" style:family="paragraph" style:parent-style-name="Standard" style:list-style-name="L5">
      <style:paragraph-properties fo:text-align="start" style:justify-single-word="false"/>
      <style:text-properties fo:font-size="12pt" fo:font-weight="normal" officeooo:rsid="00156ade" officeooo:paragraph-rsid="00156ade"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ermediate CSS - Custom Properties</text:p>
      <text:p text:style-name="P4"/>
      <text:p text:style-name="P1">Using Custom Properties</text:p>
      <text:list xml:id="list4092354839" text:style-name="L1">
        <text:list-item>
          <text:p text:style-name="P8">Custom properties allows us to reference a CSS value many times throughout a file. This allows you to reuse a value in many places while reducing redundency.</text:p>
          <text:list>
            <text:list-item>
              <text:p text:style-name="P8">Custom properties can be redefined under different contexts as well which is useful for creating themes such as dark and light themes.</text:p>
            </text:list-item>
          </text:list>
        </text:list-item>
      </text:list>
      <text:p text:style-name="P9"/>
      <text:list xml:id="list210325186770995" text:continue-numbering="true" text:style-name="L1">
        <text:list-item>
          <text:p text:style-name="P8">Custom properties are declared with a double hyphen followed by a case-sensitive, hyphen-separated property name.</text:p>
          <text:list>
            <text:list-item>
              <text:p text:style-name="P8">Example: --color-error-text: red;</text:p>
            </text:list-item>
          </text:list>
        </text:list-item>
      </text:list>
      <text:p text:style-name="P9"/>
      <text:list xml:id="list210324378596467" text:continue-numbering="true" text:style-name="L1">
        <text:list-item>
          <text:p text:style-name="P8">These properties can store any valid CSS value, whether it be a color value, or a complex function.</text:p>
        </text:list-item>
      </text:list>
      <text:p text:style-name="P9"/>
      <text:list xml:id="list210325170730964" text:continue-numbering="true" text:style-name="L1">
        <text:list-item>
          <text:p text:style-name="P8">To access a custom property, use the <text:span text:style-name="T1">var( )</text:span> function and place the custom property inside the parentheses.</text:p>
          <text:list>
            <text:list-item>
              <text:p text:style-name="P8">var(--color-error-text)</text:p>
            </text:list-item>
          </text:list>
        </text:list-item>
      </text:list>
      <text:p text:style-name="P9"/>
      <text:p text:style-name="P5"><text:tab/>Fallback Values</text:p>
      <text:list xml:id="list2542130957" text:style-name="L2">
        <text:list-item>
          <text:p text:style-name="P10">The var( ) function accepts two parameters.</text:p>
          <text:list>
            <text:list-item>
              <text:p text:style-name="P10">The first parameter is the custom property.</text:p>
            </text:list-item>
            <text:list-item>
              <text:p text:style-name="P10">The second parameter is the optional fallback value. This value is used if the custom property is invalid or undeclared.</text:p>
            </text:list-item>
          </text:list>
        </text:list-item>
      </text:list>
      <text:p text:style-name="P11"/>
      <text:p text:style-name="P11"><text:tab/><text:span text:style-name="T1">Scope</text:span></text:p>
      <text:list xml:id="list3851771607" text:style-name="L3">
        <text:list-item>
          <text:p text:style-name="P12">The scope of a custom property is determined by the selector.</text:p>
          <text:list>
            <text:list-item>
              <text:p text:style-name="P12">The scope includes the selector as well as any descendants of that selector.</text:p>
            </text:list-item>
          </text:list>
        </text:list-item>
      </text:list>
      <text:p text:style-name="P7"/>
      <text:p text:style-name="P6"><text:tab/><text:tab/>:root Selector</text:p>
      <text:list xml:id="list2200395476" text:style-name="L4">
        <text:list-item>
          <text:p text:style-name="P13">Declaring custom properties on the :root selector provides access from any other selector within our CSS file. It is the same as <text:span text:style-name="T1">html</text:span> selector, except with higher specificity.</text:p>
        </text:list-item>
      </text:list>
      <text:p text:style-name="P14"/>
      <text:p text:style-name="P2">Creating Themes with Custom Properties</text:p>
      <text:list xml:id="list2268746038" text:style-name="L5">
        <text:list-item>
          <text:p text:style-name="P15">By declaring a set of rules in :root, you can use Javascript to change the root's class which switches between two themes.</text:p>
          <text:list>
            <text:list-item>
              <text:p text:style-name="P15">Use Javascript to switch between light and dark themes. This is done by switching the class of the root between 'light' and 'dark'. This switch activates different CSS declarations that enables the theme.</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21" meta:word-count="280" meta:character-count="1659" meta:non-whitespace-character-count="1413"/>
  </office:meta>
</office:document-meta>
</file>